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anuary 12, 2023 (03:45: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labs/Introduction/../../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all.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 not have them!</text:p></text:note-body></text:note></text:p>
      <text:p text:style-name="First_20_paragraph">You may also have seen the <text:a xlink:type="simple" xlink:href="https://github.com/csci-1301/csci-1301.github.io" office:name=""><text:span text:style-name="Definition">Source code</text:span></text:a> and <text:a xlink:type="simple" xlink:href="labs/Introduction/../../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s)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labs/Introduction/../../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labs/Introduction/../../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s)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s)!–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s)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Undergraduate Course Assistant(s) (UCA), they may be the right person(s)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s)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s)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2T20:45:30Z</meta:creation-date>
    <dc:date>2023-01-12T20:45:30Z</dc:date>
    <meta:user-defined meta:name="date" meta:value-type="string">January  12, 2023 (03:45: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